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861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616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3.277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4.175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4"/>
    <style:style style:name="ce2" style:family="table-cell" style:parent-style-name="Default" style:data-style-name="N1"/>
    <style:style style:name="ce3" style:family="table-cell" style:parent-style-name="Default" style:data-style-name="N11"/>
    <style:style style:name="ce7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7"/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Configurações Treinament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Treinament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Resultados em Test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Inferências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Tamanho Disco (MB)</text:p>
          </table:table-cell>
          <table:table-cell office:value-type="string" calcext:value-type="string">
            <text:p>Máximo Épocas</text:p>
          </table:table-cell>
          <table:table-cell office:value-type="string" calcext:value-type="string">
            <text:p>Paciência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Memória GPU (MB)</text:p>
          </table:table-cell>
          <table:table-cell office:value-type="string" calcext:value-type="string">
            <text:p>Tempo época (s)</text:p>
          </table:table-cell>
          <table:table-cell office:value-type="string" calcext:value-type="string">
            <text:p>Épocas treinadas</text:p>
          </table:table-cell>
          <table:table-cell table:style-name="Default" office:value-type="string" calcext:value-type="string">
            <text:p>Tempo total (min)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mAP50</text:p>
          </table:table-cell>
          <table:table-cell table:style-name="Default" office:value-type="string" calcext:value-type="string">
            <text:p>MAP50-95</text:p>
          </table:table-cell>
          <table:table-cell office:value-type="string" calcext:value-type="string">
            <text:p>Memória GPU (MB)</text:p>
          </table:table-cell>
          <table:table-cell office:value-type="string" calcext:value-type="string">
            <text:p>Tempo primeira (s)</text:p>
          </table:table-cell>
          <table:table-cell office:value-type="string" calcext:value-type="string">
            <text:p>Qtd imagens</text:p>
          </table:table-cell>
          <table:table-cell office:value-type="string" calcext:value-type="string">
            <text:p>Tempo total (s)</text:p>
          </table:table-cell>
          <table:table-cell table:style-name="Default" office:value-type="string" calcext:value-type="string">
            <text:p>Tempo por imagem (ms)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v8n</text:p>
          </table:table-cell>
          <table:table-cell office:value-type="float" office:value="5.6" calcext:value-type="float">
            <text:p>5,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.66" calcext:value-type="float">
            <text:p>4,6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I3]*[.J3]/60" office:value-type="float" office:value="44" calcext:value-type="float">
            <text:p>44</text:p>
          </table:table-cell>
          <table:table-cell office:value-type="percentage" office:value="0.854" calcext:value-type="percentage">
            <text:p>85,40%</text:p>
          </table:table-cell>
          <table:table-cell office:value-type="percentage" office:value="0.856" calcext:value-type="percentage">
            <text:p>85,60%</text:p>
          </table:table-cell>
          <table:table-cell office:value-type="percentage" office:value="0.885" calcext:value-type="percentage">
            <text:p>88,50%</text:p>
          </table:table-cell>
          <table:table-cell office:value-type="percentage" office:value="0.432" calcext:value-type="percentage">
            <text:p>43,20%</text:p>
          </table:table-cell>
          <table:table-cell office:value-type="float" office:value="248" calcext:value-type="float">
            <text:p>248</text:p>
          </table:table-cell>
          <table:table-cell office:value-type="float" office:value="0.52" calcext:value-type="float">
            <text:p>0,52</text:p>
          </table:table-cell>
          <table:table-cell office:value-type="float" office:value="836" calcext:value-type="float">
            <text:p>836</text:p>
          </table:table-cell>
          <table:table-cell office:value-type="float" office:value="9.95" calcext:value-type="float">
            <text:p>9,95</text:p>
          </table:table-cell>
          <table:table-cell table:formula="of:=[.S3]/[.R3]*1000" office:value-type="float" office:value="11.9019138755981" calcext:value-type="float">
            <text:p>11,9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v9t</text:p>
          </table:table-cell>
          <table:table-cell office:value-type="float" office:value="4.2" calcext:value-type="float">
            <text:p>4,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1" calcext:value-type="float">
            <text:p>6,01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table:formula="of:=[.I4]*[.J4]/60" office:value-type="float" office:value="86.5666666666667" calcext:value-type="float">
            <text:p>87</text:p>
          </table:table-cell>
          <table:table-cell office:value-type="percentage" office:value="0.852" calcext:value-type="percentage">
            <text:p>85,20%</text:p>
          </table:table-cell>
          <table:table-cell office:value-type="percentage" office:value="0.864" calcext:value-type="percentage">
            <text:p>86,40%</text:p>
          </table:table-cell>
          <table:table-cell office:value-type="percentage" office:value="0.889" calcext:value-type="percentage">
            <text:p>88,90%</text:p>
          </table:table-cell>
          <table:table-cell office:value-type="percentage" office:value="0.435" calcext:value-type="percentage">
            <text:p>43,50%</text:p>
          </table:table-cell>
          <table:table-cell office:value-type="float" office:value="246" calcext:value-type="float">
            <text:p>246</text:p>
          </table:table-cell>
          <table:table-cell office:value-type="float" office:value="0.94" calcext:value-type="float">
            <text:p>0,94</text:p>
          </table:table-cell>
          <table:table-cell office:value-type="float" office:value="836" calcext:value-type="float">
            <text:p>836</text:p>
          </table:table-cell>
          <table:table-cell office:value-type="float" office:value="13.38" calcext:value-type="float">
            <text:p>13,38</text:p>
          </table:table-cell>
          <table:table-cell table:formula="of:=[.S4]/[.R4]*1000" office:value-type="float" office:value="16.0047846889952" calcext:value-type="float">
            <text:p>16,0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v10n</text:p>
          </table:table-cell>
          <table:table-cell office:value-type="float" office:value="5.7" calcext:value-type="float">
            <text:p>5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formula="of:=[.I5]*[.J5]/60" office:value-type="float" office:value="68.9333333333333" calcext:value-type="float">
            <text:p>69</text:p>
          </table:table-cell>
          <table:table-cell office:value-type="percentage" office:value="0.855" calcext:value-type="percentage">
            <text:p>85,50%</text:p>
          </table:table-cell>
          <table:table-cell office:value-type="percentage" office:value="0.824" calcext:value-type="percentage">
            <text:p>82,40%</text:p>
          </table:table-cell>
          <table:table-cell office:value-type="percentage" office:value="0.876" calcext:value-type="percentage">
            <text:p>87,60%</text:p>
          </table:table-cell>
          <table:table-cell office:value-type="percentage" office:value="0.428" calcext:value-type="percentage">
            <text:p>42,80%</text:p>
          </table:table-cell>
          <table:table-cell office:value-type="float" office:value="250" calcext:value-type="float">
            <text:p>250</text:p>
          </table:table-cell>
          <table:table-cell office:value-type="float" office:value="0.68" calcext:value-type="float">
            <text:p>0,68</text:p>
          </table:table-cell>
          <table:table-cell office:value-type="float" office:value="836" calcext:value-type="float">
            <text:p>836</text:p>
          </table:table-cell>
          <table:table-cell office:value-type="float" office:value="9.71" calcext:value-type="float">
            <text:p>9,71</text:p>
          </table:table-cell>
          <table:table-cell table:formula="of:=[.S5]/[.R5]*1000" office:value-type="float" office:value="11.6148325358852" calcext:value-type="float">
            <text:p>11,6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11n</text:p>
          </table:table-cell>
          <table:table-cell office:value-type="float" office:value="10.7" calcext:value-type="float">
            <text:p>10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.86" calcext:value-type="float">
            <text:p>4,86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formula="of:=[.I6]*[.J6]/60" office:value-type="float" office:value="64.2" calcext:value-type="float">
            <text:p>64</text:p>
          </table:table-cell>
          <table:table-cell office:value-type="percentage" office:value="0.856" calcext:value-type="percentage">
            <text:p>85,60%</text:p>
          </table:table-cell>
          <table:table-cell office:value-type="percentage" office:value="0.853" calcext:value-type="percentage">
            <text:p>85,30%</text:p>
          </table:table-cell>
          <table:table-cell office:value-type="percentage" office:value="0.897" calcext:value-type="percentage">
            <text:p>89,70%</text:p>
          </table:table-cell>
          <table:table-cell office:value-type="percentage" office:value="0.439" calcext:value-type="percentage">
            <text:p>43,90%</text:p>
          </table:table-cell>
          <table:table-cell office:value-type="float" office:value="248" calcext:value-type="float">
            <text:p>248</text:p>
          </table:table-cell>
          <table:table-cell office:value-type="float" office:value="0.94" calcext:value-type="float">
            <text:p>0,94</text:p>
          </table:table-cell>
          <table:table-cell office:value-type="float" office:value="836" calcext:value-type="float">
            <text:p>836</text:p>
          </table:table-cell>
          <table:table-cell office:value-type="float" office:value="10.64" calcext:value-type="float">
            <text:p>10,64</text:p>
          </table:table-cell>
          <table:table-cell table:formula="of:=[.S6]/[.R6]*1000" office:value-type="float" office:value="12.7272727272727" calcext:value-type="float">
            <text:p>12,7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12n</text:p>
          </table:table-cell>
          <table:table-cell office:value-type="float" office:value="5.5" calcext:value-type="float">
            <text:p>5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43" calcext:value-type="float">
            <text:p>6,4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formula="of:=[.I7]*[.J7]/60" office:value-type="float" office:value="63.6" calcext:value-type="float">
            <text:p>64</text:p>
          </table:table-cell>
          <table:table-cell office:value-type="percentage" office:value="0.854" calcext:value-type="percentage">
            <text:p>85,40%</text:p>
          </table:table-cell>
          <table:table-cell office:value-type="percentage" office:value="0.82" calcext:value-type="percentage">
            <text:p>82,00%</text:p>
          </table:table-cell>
          <table:table-cell office:value-type="percentage" office:value="0.869" calcext:value-type="percentage">
            <text:p>86,90%</text:p>
          </table:table-cell>
          <table:table-cell office:value-type="percentage" office:value="0.415" calcext:value-type="percentage">
            <text:p>41,50%</text:p>
          </table:table-cell>
          <table:table-cell office:value-type="float" office:value="246" calcext:value-type="float">
            <text:p>246</text:p>
          </table:table-cell>
          <table:table-cell office:value-type="float" office:value="0.67" calcext:value-type="float">
            <text:p>0,67</text:p>
          </table:table-cell>
          <table:table-cell office:value-type="float" office:value="836" calcext:value-type="float">
            <text:p>836</text:p>
          </table:table-cell>
          <table:table-cell office:value-type="float" office:value="7.19" calcext:value-type="float">
            <text:p>7,19</text:p>
          </table:table-cell>
          <table:table-cell table:formula="of:=[.S7]/[.R7]*1000" office:value-type="float" office:value="8.60047846889952" calcext:value-type="float">
            <text:p>8,6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v8n</text:p>
          </table:table-cell>
          <table:table-cell office:value-type="float" office:value="5.6" calcext:value-type="float">
            <text:p>5,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6" calcext:value-type="float">
            <text:p>6,0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I8]*[.J8]/60" office:value-type="float" office:value="3.15" calcext:value-type="float">
            <text:p>3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303" calcext:value-type="percentage">
            <text:p>3,03%</text:p>
          </table:table-cell>
          <table:table-cell office:value-type="float" office:value="250" calcext:value-type="float">
            <text:p>250</text:p>
          </table:table-cell>
          <table:table-cell office:value-type="float" office:value="0.94" calcext:value-type="float">
            <text:p>0,94</text:p>
          </table:table-cell>
          <table:table-cell office:value-type="float" office:value="15" calcext:value-type="float">
            <text:p>15</text:p>
          </table:table-cell>
          <table:table-cell office:value-type="float" office:value="0.31" calcext:value-type="float">
            <text:p>0,31</text:p>
          </table:table-cell>
          <table:table-cell table:formula="of:=[.S8]/[.R8]*1000" office:value-type="float" office:value="20.6666666666667" calcext:value-type="float">
            <text:p>20,7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v9t</text:p>
          </table:table-cell>
          <table:table-cell office:value-type="float" office:value="4.2" calcext:value-type="float">
            <text:p>4,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35" calcext:value-type="float">
            <text:p>7,3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I9]*[.J9]/60" office:value-type="float" office:value="7.66666666666667" calcext:value-type="float">
            <text:p>8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585" calcext:value-type="percentage">
            <text:p>5,85%</text:p>
          </table:table-cell>
          <table:table-cell office:value-type="float" office:value="246" calcext:value-type="float">
            <text:p>246</text:p>
          </table:table-cell>
          <table:table-cell office:value-type="float" office:value="1.01" calcext:value-type="float">
            <text:p>1,01</text:p>
          </table:table-cell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,45</text:p>
          </table:table-cell>
          <table:table-cell table:formula="of:=[.S9]/[.R9]*1000" office:value-type="float" office:value="30" calcext:value-type="float">
            <text:p>30,0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v10n</text:p>
          </table:table-cell>
          <table:table-cell office:value-type="float" office:value="5.7" calcext:value-type="float">
            <text:p>5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57" calcext:value-type="float">
            <text:p>7,5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I10]*[.J10]/60" office:value-type="float" office:value="5.55" calcext:value-type="float">
            <text:p>6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0906" calcext:value-type="percentage">
            <text:p>9,06%</text:p>
          </table:table-cell>
          <table:table-cell office:value-type="percentage" office:value="0.0505" calcext:value-type="percentage">
            <text:p>5,05%</text:p>
          </table:table-cell>
          <table:table-cell office:value-type="percentage" office:value="0.0367" calcext:value-type="percentage">
            <text:p>3,67%</text:p>
          </table:table-cell>
          <table:table-cell office:value-type="float" office:value="250" calcext:value-type="float">
            <text:p>250</text:p>
          </table:table-cell>
          <table:table-cell office:value-type="float" office:value="0.97" calcext:value-type="float">
            <text:p>0,97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table:formula="of:=[.S10]/[.R10]*1000" office:value-type="float" office:value="20" calcext:value-type="float">
            <text:p>20,0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11n</text:p>
          </table:table-cell>
          <table:table-cell office:value-type="float" office:value="10.7" calcext:value-type="float">
            <text:p>10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,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I11]*[.J11]/60" office:value-type="float" office:value="3.73333333333333" calcext:value-type="float">
            <text:p>4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444" calcext:value-type="percentage">
            <text:p>4,44%</text:p>
          </table:table-cell>
          <table:table-cell office:value-type="float" office:value="248" calcext:value-type="float">
            <text:p>248</text:p>
          </table:table-cell>
          <table:table-cell office:value-type="float" office:value="0.99" calcext:value-type="float">
            <text:p>0,99</text:p>
          </table:table-cell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,35</text:p>
          </table:table-cell>
          <table:table-cell table:formula="of:=[.S11]/[.R11]*1000" office:value-type="float" office:value="23.3333333333333" calcext:value-type="float">
            <text:p>23,3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12n</text:p>
          </table:table-cell>
          <table:table-cell office:value-type="float" office:value="5.5" calcext:value-type="float">
            <text:p>5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65" calcext:value-type="float">
            <text:p>7,6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formula="of:=[.I12]*[.J12]/60" office:value-type="float" office:value="10.6333333333333" calcext:value-type="float">
            <text:p>11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45" calcext:value-type="percentage">
            <text:p>4,50%</text:p>
          </table:table-cell>
          <table:table-cell office:value-type="float" office:value="246" calcext:value-type="float">
            <text:p>246</text:p>
          </table:table-cell>
          <table:table-cell office:value-type="float" office:value="0.74" calcext:value-type="float">
            <text:p>0,74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table:formula="of:=[.S12]/[.R12]*1000" office:value-type="float" office:value="16.6666666666667" calcext:value-type="float">
            <text:p>16,7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v8n</text:p>
          </table:table-cell>
          <table:table-cell office:value-type="float" office:value="5.6" calcext:value-type="float">
            <text:p>5,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2" calcext:value-type="float">
            <text:p>6,0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I13]*[.J13]/60" office:value-type="float" office:value="1.93333333333333" calcext:value-type="float">
            <text:p>2</text:p>
          </table:table-cell>
          <table:table-cell office:value-type="percentage" office:value="0.724" calcext:value-type="percentage">
            <text:p>72,40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382" calcext:value-type="percentage">
            <text:p>38,20%</text:p>
          </table:table-cell>
          <table:table-cell office:value-type="float" office:value="248" calcext:value-type="float">
            <text:p>248</text:p>
          </table:table-cell>
          <table:table-cell office:value-type="float" office:value="0.93" calcext:value-type="float">
            <text:p>0,93</text:p>
          </table:table-cell>
          <table:table-cell office:value-type="float" office:value="63" calcext:value-type="float">
            <text:p>63</text:p>
          </table:table-cell>
          <table:table-cell office:value-type="float" office:value="0.74" calcext:value-type="float">
            <text:p>0,74</text:p>
          </table:table-cell>
          <table:table-cell table:formula="of:=[.S13]/[.R13]*1000" office:value-type="float" office:value="11.7460317460317" calcext:value-type="float">
            <text:p>11,7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v9t</text:p>
          </table:table-cell>
          <table:table-cell office:value-type="float" office:value="4.2" calcext:value-type="float">
            <text:p>4,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02" calcext:value-type="float">
            <text:p>7,0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I14]*[.J14]/60" office:value-type="float" office:value="3" calcext:value-type="float">
            <text:p>3</text:p>
          </table:table-cell>
          <table:table-cell office:value-type="percentage" office:value="0.746" calcext:value-type="percentage">
            <text:p>74,60%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0.615" calcext:value-type="percentage">
            <text:p>61,50%</text:p>
          </table:table-cell>
          <table:table-cell office:value-type="percentage" office:value="0.373" calcext:value-type="percentage">
            <text:p>37,30%</text:p>
          </table:table-cell>
          <table:table-cell office:value-type="float" office:value="246" calcext:value-type="float">
            <text:p>246</text:p>
          </table:table-cell>
          <table:table-cell office:value-type="float" office:value="0.96" calcext:value-type="float">
            <text:p>0,96</text:p>
          </table:table-cell>
          <table:table-cell office:value-type="float" office:value="63" calcext:value-type="float">
            <text:p>63</text:p>
          </table:table-cell>
          <table:table-cell office:value-type="float" office:value="0.79" calcext:value-type="float">
            <text:p>0,79</text:p>
          </table:table-cell>
          <table:table-cell table:formula="of:=[.S14]/[.R14]*1000" office:value-type="float" office:value="12.5396825396825" calcext:value-type="float">
            <text:p>12,5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v10n</text:p>
          </table:table-cell>
          <table:table-cell office:value-type="float" office:value="5.7" calcext:value-type="float">
            <text:p>5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42" calcext:value-type="float">
            <text:p>7,4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I15]*[.J15]/60" office:value-type="float" office:value="3" calcext:value-type="float">
            <text:p>3</text:p>
          </table:table-cell>
          <table:table-cell office:value-type="percentage" office:value="0.693" calcext:value-type="percentage">
            <text:p>69,3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614" calcext:value-type="percentage">
            <text:p>61,40%</text:p>
          </table:table-cell>
          <table:table-cell office:value-type="percentage" office:value="0.374" calcext:value-type="percentage">
            <text:p>37,40%</text:p>
          </table:table-cell>
          <table:table-cell office:value-type="float" office:value="248" calcext:value-type="float">
            <text:p>248</text:p>
          </table:table-cell>
          <table:table-cell office:value-type="float" office:value="0.89" calcext:value-type="float">
            <text:p>0,89</text:p>
          </table:table-cell>
          <table:table-cell office:value-type="float" office:value="63" calcext:value-type="float">
            <text:p>63</text:p>
          </table:table-cell>
          <table:table-cell office:value-type="float" office:value="0.82" calcext:value-type="float">
            <text:p>0,82</text:p>
          </table:table-cell>
          <table:table-cell table:formula="of:=[.S15]/[.R15]*1000" office:value-type="float" office:value="13.015873015873" calcext:value-type="float">
            <text:p>13,0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11n</text:p>
          </table:table-cell>
          <table:table-cell office:value-type="float" office:value="10.7" calcext:value-type="float">
            <text:p>10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72" calcext:value-type="float">
            <text:p>5,7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I16]*[.J16]/60" office:value-type="float" office:value="1.3" calcext:value-type="float">
            <text:p>1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286" calcext:value-type="percentage">
            <text:p>28,60%</text:p>
          </table:table-cell>
          <table:table-cell office:value-type="float" office:value="246" calcext:value-type="float">
            <text:p>246</text:p>
          </table:table-cell>
          <table:table-cell office:value-type="float" office:value="1.01" calcext:value-type="float">
            <text:p>1,01</text:p>
          </table:table-cell>
          <table:table-cell office:value-type="float" office:value="63" calcext:value-type="float">
            <text:p>63</text:p>
          </table:table-cell>
          <table:table-cell office:value-type="float" office:value="0.73" calcext:value-type="float">
            <text:p>0,73</text:p>
          </table:table-cell>
          <table:table-cell table:formula="of:=[.S16]/[.R16]*1000" office:value-type="float" office:value="11.5873015873016" calcext:value-type="float">
            <text:p>11,6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12n</text:p>
          </table:table-cell>
          <table:table-cell office:value-type="float" office:value="5.5" calcext:value-type="float">
            <text:p>5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28" calcext:value-type="float">
            <text:p>7,2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I17]*[.J17]/60" office:value-type="float" office:value="3.4" calcext:value-type="float">
            <text:p>3</text:p>
          </table:table-cell>
          <table:table-cell office:value-type="percentage" office:value="0.674" calcext:value-type="percentage">
            <text:p>67,40%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341" calcext:value-type="percentage">
            <text:p>34,10%</text:p>
          </table:table-cell>
          <table:table-cell office:value-type="float" office:value="246" calcext:value-type="float">
            <text:p>246</text:p>
          </table:table-cell>
          <table:table-cell office:value-type="float" office:value="0.7" calcext:value-type="float">
            <text:p>0,7</text:p>
          </table:table-cell>
          <table:table-cell office:value-type="float" office:value="63" calcext:value-type="float">
            <text:p>63</text:p>
          </table:table-cell>
          <table:table-cell office:value-type="float" office:value="0.54" calcext:value-type="float">
            <text:p>0,54</text:p>
          </table:table-cell>
          <table:table-cell table:formula="of:=[.S17]/[.R17]*1000" office:value-type="float" office:value="8.57142857142857" calcext:value-type="float">
            <text:p>8,6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v8n</text:p>
          </table:table-cell>
          <table:table-cell office:value-type="float" office:value="5.6" calcext:value-type="float">
            <text:p>5,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27" calcext:value-type="float">
            <text:p>5,27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formula="of:=[.I18]*[.J18]/60" office:value-type="float" office:value="14.6666666666667" calcext:value-type="float">
            <text:p>15</text:p>
          </table:table-cell>
          <table:table-cell office:value-type="percentage" office:value="0.858" calcext:value-type="percentage">
            <text:p>85,80%</text:p>
          </table:table-cell>
          <table:table-cell office:value-type="percentage" office:value="0.722" calcext:value-type="percentage">
            <text:p>72,20%</text:p>
          </table:table-cell>
          <table:table-cell office:value-type="percentage" office:value="0.799" calcext:value-type="percentage">
            <text:p>79,90%</text:p>
          </table:table-cell>
          <table:table-cell office:value-type="percentage" office:value="0.538" calcext:value-type="percentage">
            <text:p>53,80%</text:p>
          </table:table-cell>
          <table:table-cell office:value-type="float" office:value="248" calcext:value-type="float">
            <text:p>248</text:p>
          </table:table-cell>
          <table:table-cell office:value-type="float" office:value="0.88" calcext:value-type="float">
            <text:p>0,88</text:p>
          </table:table-cell>
          <table:table-cell office:value-type="float" office:value="130" calcext:value-type="float">
            <text:p>130</text:p>
          </table:table-cell>
          <table:table-cell office:value-type="float" office:value="2.04" calcext:value-type="float">
            <text:p>2,04</text:p>
          </table:table-cell>
          <table:table-cell table:formula="of:=[.S18]/[.R18]*1000" office:value-type="float" office:value="15.6923076923077" calcext:value-type="float">
            <text:p>15,7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v9t</text:p>
          </table:table-cell>
          <table:table-cell office:value-type="float" office:value="4.2" calcext:value-type="float">
            <text:p>4,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57" calcext:value-type="float">
            <text:p>6,5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formula="of:=[.I19]*[.J19]/60" office:value-type="float" office:value="18" calcext:value-type="float">
            <text:p>18</text:p>
          </table:table-cell>
          <table:table-cell office:value-type="percentage" office:value="0.782" calcext:value-type="percentage">
            <text:p>78,20%</text:p>
          </table:table-cell>
          <table:table-cell office:value-type="percentage" office:value="0.706" calcext:value-type="percentage">
            <text:p>70,60%</text:p>
          </table:table-cell>
          <table:table-cell office:value-type="percentage" office:value="0.776" calcext:value-type="percentage">
            <text:p>77,60%</text:p>
          </table:table-cell>
          <table:table-cell office:value-type="percentage" office:value="0.496" calcext:value-type="percentage">
            <text:p>49,60%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.63" calcext:value-type="float">
            <text:p>2,63</text:p>
          </table:table-cell>
          <table:table-cell table:formula="of:=[.S19]/[.R19]*1000" office:value-type="float" office:value="20.2307692307692" calcext:value-type="float">
            <text:p>20,2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v10n</text:p>
          </table:table-cell>
          <table:table-cell office:value-type="float" office:value="5.7" calcext:value-type="float">
            <text:p>5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52" calcext:value-type="float">
            <text:p>6,5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[.I20]*[.J20]/60" office:value-type="float" office:value="11.2" calcext:value-type="float">
            <text:p>11</text:p>
          </table:table-cell>
          <table:table-cell office:value-type="percentage" office:value="0.827" calcext:value-type="percentage">
            <text:p>82,70%</text:p>
          </table:table-cell>
          <table:table-cell office:value-type="percentage" office:value="0.667" calcext:value-type="percentage">
            <text:p>66,70%</text:p>
          </table:table-cell>
          <table:table-cell office:value-type="percentage" office:value="0.741" calcext:value-type="percentage">
            <text:p>74,10%</text:p>
          </table:table-cell>
          <table:table-cell office:value-type="percentage" office:value="0.473" calcext:value-type="percentage">
            <text:p>47,30%</text:p>
          </table:table-cell>
          <table:table-cell office:value-type="float" office:value="250" calcext:value-type="float">
            <text:p>250</text:p>
          </table:table-cell>
          <table:table-cell office:value-type="float" office:value="0.94" calcext:value-type="float">
            <text:p>0,94</text:p>
          </table:table-cell>
          <table:table-cell office:value-type="float" office:value="130" calcext:value-type="float">
            <text:p>130</text:p>
          </table:table-cell>
          <table:table-cell office:value-type="float" office:value="2.27" calcext:value-type="float">
            <text:p>2,27</text:p>
          </table:table-cell>
          <table:table-cell table:formula="of:=[.S20]/[.R20]*1000" office:value-type="float" office:value="17.4615384615385" calcext:value-type="float">
            <text:p>17,5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11n</text:p>
          </table:table-cell>
          <table:table-cell office:value-type="float" office:value="10.7" calcext:value-type="float">
            <text:p>10,7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[.I21]*[.J21]/60" office:value-type="float" office:value="9.6" calcext:value-type="float">
            <text:p>10</text:p>
          </table:table-cell>
          <table:table-cell office:value-type="percentage" office:value="0.832" calcext:value-type="percentage">
            <text:p>83,20%</text:p>
          </table:table-cell>
          <table:table-cell office:value-type="percentage" office:value="0.721" calcext:value-type="percentage">
            <text:p>72,10%</text:p>
          </table:table-cell>
          <table:table-cell office:value-type="percentage" office:value="0.811" calcext:value-type="percentage">
            <text:p>81,10%</text:p>
          </table:table-cell>
          <table:table-cell office:value-type="percentage" office:value="0.496" calcext:value-type="percentage">
            <text:p>49,60%</text:p>
          </table:table-cell>
          <table:table-cell office:value-type="float" office:value="246" calcext:value-type="float">
            <text:p>246</text:p>
          </table:table-cell>
          <table:table-cell office:value-type="float" office:value="0.78" calcext:value-type="float">
            <text:p>0,78</text:p>
          </table:table-cell>
          <table:table-cell office:value-type="float" office:value="130" calcext:value-type="float">
            <text:p>130</text:p>
          </table:table-cell>
          <table:table-cell office:value-type="float" office:value="2.23" calcext:value-type="float">
            <text:p>2,23</text:p>
          </table:table-cell>
          <table:table-cell table:formula="of:=[.S21]/[.R21]*1000" office:value-type="float" office:value="17.1538461538462" calcext:value-type="float">
            <text:p>17,2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12n</text:p>
          </table:table-cell>
          <table:table-cell office:value-type="float" office:value="5.5" calcext:value-type="float">
            <text:p>5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66" calcext:value-type="float">
            <text:p>6,6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I22]*[.J22]/60" office:value-type="float" office:value="13.8666666666667" calcext:value-type="float">
            <text:p>14</text:p>
          </table:table-cell>
          <table:table-cell office:value-type="percentage" office:value="0.841" calcext:value-type="percentage">
            <text:p>84,10%</text:p>
          </table:table-cell>
          <table:table-cell office:value-type="percentage" office:value="0.715" calcext:value-type="percentage">
            <text:p>71,50%</text:p>
          </table:table-cell>
          <table:table-cell office:value-type="percentage" office:value="0.783" calcext:value-type="percentage">
            <text:p>78,30%</text:p>
          </table:table-cell>
          <table:table-cell office:value-type="percentage" office:value="0.494" calcext:value-type="percentage">
            <text:p>49,40%</text:p>
          </table:table-cell>
          <table:table-cell office:value-type="float" office:value="246" calcext:value-type="float">
            <text:p>246</text:p>
          </table:table-cell>
          <table:table-cell office:value-type="float" office:value="0.7" calcext:value-type="float">
            <text:p>0,7</text:p>
          </table:table-cell>
          <table:table-cell office:value-type="float" office:value="130" calcext:value-type="float">
            <text:p>130</text:p>
          </table:table-cell>
          <table:table-cell office:value-type="float" office:value="1.27" calcext:value-type="float">
            <text:p>1,27</text:p>
          </table:table-cell>
          <table:table-cell table:formula="of:=[.S22]/[.R22]*1000" office:value-type="float" office:value="9.76923076923077" calcext:value-type="float">
            <text:p>9,8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v8m</text:p>
          </table:table-cell>
          <table:table-cell office:value-type="float" office:value="46.8" calcext:value-type="float">
            <text:p>46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.28" calcext:value-type="float">
            <text:p>7,28</text:p>
          </table:table-cell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table:formula="of:=[.I23]*[.J23]/60" office:value-type="float" office:value="126.5" calcext:value-type="float">
            <text:p>127</text:p>
          </table:table-cell>
          <table:table-cell office:value-type="percentage" office:value="0.847" calcext:value-type="percentage">
            <text:p>84,7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878" calcext:value-type="percentage">
            <text:p>87,80%</text:p>
          </table:table-cell>
          <table:table-cell office:value-type="percentage" office:value="0.429" calcext:value-type="percentage">
            <text:p>42,90%</text:p>
          </table:table-cell>
          <table:table-cell office:value-type="float" office:value="366" calcext:value-type="float">
            <text:p>366</text:p>
          </table:table-cell>
          <table:table-cell office:value-type="float" office:value="1.05" calcext:value-type="float">
            <text:p>1,05</text:p>
          </table:table-cell>
          <table:table-cell office:value-type="float" office:value="836" calcext:value-type="float">
            <text:p>836</text:p>
          </table:table-cell>
          <table:table-cell office:value-type="float" office:value="15.84" calcext:value-type="float">
            <text:p>15,84</text:p>
          </table:table-cell>
          <table:table-cell table:formula="of:=[.S23]/[.R23]*1000" office:value-type="float" office:value="18.9473684210526" calcext:value-type="float">
            <text:p>18,9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v9m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76" calcext:value-type="float">
            <text:p>8,7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table:formula="of:=[.I24]*[.J24]/60" office:value-type="float" office:value="156.033333333333" calcext:value-type="float">
            <text:p>156</text:p>
          </table:table-cell>
          <table:table-cell office:value-type="percentage" office:value="0.848" calcext:value-type="percentage">
            <text:p>84,80%</text:p>
          </table:table-cell>
          <table:table-cell office:value-type="percentage" office:value="0.867" calcext:value-type="percentage">
            <text:p>86,70%</text:p>
          </table:table-cell>
          <table:table-cell office:value-type="percentage" office:value="0.889" calcext:value-type="percentage">
            <text:p>88,90%</text:p>
          </table:table-cell>
          <table:table-cell office:value-type="percentage" office:value="0.446" calcext:value-type="percentage">
            <text:p>44,60%</text:p>
          </table:table-cell>
          <table:table-cell office:value-type="float" office:value="412" calcext:value-type="float">
            <text:p>412</text:p>
          </table:table-cell>
          <table:table-cell office:value-type="float" office:value="1.13" calcext:value-type="float">
            <text:p>1,13</text:p>
          </table:table-cell>
          <table:table-cell office:value-type="float" office:value="836" calcext:value-type="float">
            <text:p>836</text:p>
          </table:table-cell>
          <table:table-cell office:value-type="float" office:value="16.5" calcext:value-type="float">
            <text:p>16,5</text:p>
          </table:table-cell>
          <table:table-cell table:formula="of:=[.S24]/[.R24]*1000" office:value-type="float" office:value="19.7368421052632" calcext:value-type="float">
            <text:p>19,7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v10m</text:p>
          </table:table-cell>
          <table:table-cell office:value-type="float" office:value="33.5" calcext:value-type="float">
            <text:p>33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15" calcext:value-type="float">
            <text:p>9,15</text:p>
          </table:table-cell>
          <table:table-cell office:value-type="float" office:value="152" calcext:value-type="float">
            <text:p>152</text:p>
          </table:table-cell>
          <table:table-cell office:value-type="float" office:value="59" calcext:value-type="float">
            <text:p>59</text:p>
          </table:table-cell>
          <table:table-cell table:formula="of:=[.I25]*[.J25]/60" office:value-type="float" office:value="149.466666666667" calcext:value-type="float">
            <text:p>149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848" calcext:value-type="percentage">
            <text:p>84,80%</text:p>
          </table:table-cell>
          <table:table-cell office:value-type="percentage" office:value="0.885" calcext:value-type="percentage">
            <text:p>88,50%</text:p>
          </table:table-cell>
          <table:table-cell office:value-type="percentage" office:value="0.437" calcext:value-type="percentage">
            <text:p>43,70%</text:p>
          </table:table-cell>
          <table:table-cell office:value-type="float" office:value="342" calcext:value-type="float">
            <text:p>342</text:p>
          </table:table-cell>
          <table:table-cell office:value-type="float" office:value="1.12" calcext:value-type="float">
            <text:p>1,12</text:p>
          </table:table-cell>
          <table:table-cell office:value-type="float" office:value="836" calcext:value-type="float">
            <text:p>836</text:p>
          </table:table-cell>
          <table:table-cell office:value-type="float" office:value="15.69" calcext:value-type="float">
            <text:p>15,69</text:p>
          </table:table-cell>
          <table:table-cell table:formula="of:=[.S25]/[.R25]*1000" office:value-type="float" office:value="18.7679425837321" calcext:value-type="float">
            <text:p>18,8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11m</text:p>
          </table:table-cell>
          <table:table-cell office:value-type="float" office:value="40.5" calcext:value-type="float">
            <text:p>40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55" calcext:value-type="float">
            <text:p>8,55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table:formula="of:=[.I26]*[.J26]/60" office:value-type="float" office:value="224.716666666667" calcext:value-type="float">
            <text:p>225</text:p>
          </table:table-cell>
          <table:table-cell office:value-type="percentage" office:value="0.854" calcext:value-type="percentage">
            <text:p>85,40%</text:p>
          </table:table-cell>
          <table:table-cell office:value-type="percentage" office:value="0.872" calcext:value-type="percentage">
            <text:p>87,20%</text:p>
          </table:table-cell>
          <table:table-cell office:value-type="percentage" office:value="0.889" calcext:value-type="percentage">
            <text:p>88,90%</text:p>
          </table:table-cell>
          <table:table-cell office:value-type="percentage" office:value="0.451" calcext:value-type="percentage">
            <text:p>45,10%</text:p>
          </table:table-cell>
          <table:table-cell office:value-type="float" office:value="410" calcext:value-type="float">
            <text:p>410</text:p>
          </table:table-cell>
          <table:table-cell office:value-type="float" office:value="1.01" calcext:value-type="float">
            <text:p>1,01</text:p>
          </table:table-cell>
          <table:table-cell office:value-type="float" office:value="836" calcext:value-type="float">
            <text:p>836</text:p>
          </table:table-cell>
          <table:table-cell office:value-type="float" office:value="15.84" calcext:value-type="float">
            <text:p>15,84</text:p>
          </table:table-cell>
          <table:table-cell table:formula="of:=[.S26]/[.R26]*1000" office:value-type="float" office:value="18.9473684210526" calcext:value-type="float">
            <text:p>18,9</text:p>
          </table:table-cell>
        </table:table-row>
        <table:table-row table:style-name="ro1">
          <table:table-cell office:value-type="string" calcext:value-type="string">
            <text:p>Bee Detection Dataset</text:p>
          </table:table-cell>
          <table:table-cell office:value-type="string" calcext:value-type="string">
            <text:p>yolo12m</text:p>
          </table:table-cell>
          <table:table-cell office:value-type="float" office:value="40.8" calcext:value-type="float">
            <text:p>40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.92" calcext:value-type="float">
            <text:p>5,92</text:p>
          </table:table-cell>
          <table:table-cell office:value-type="float" office:value="202" calcext:value-type="float">
            <text:p>202</text:p>
          </table:table-cell>
          <table:table-cell office:value-type="float" office:value="132" calcext:value-type="float">
            <text:p>132</text:p>
          </table:table-cell>
          <table:table-cell table:formula="of:=[.I27]*[.J27]/60" office:value-type="float" office:value="444.4" calcext:value-type="float">
            <text:p>444</text:p>
          </table:table-cell>
          <table:table-cell office:value-type="percentage" office:value="0.859" calcext:value-type="percentage">
            <text:p>85,90%</text:p>
          </table:table-cell>
          <table:table-cell office:value-type="percentage" office:value="0.881" calcext:value-type="percentage">
            <text:p>88,10%</text:p>
          </table:table-cell>
          <table:table-cell office:value-type="percentage" office:value="0.903" calcext:value-type="percentage">
            <text:p>90,30%</text:p>
          </table:table-cell>
          <table:table-cell office:value-type="percentage" office:value="0.457" calcext:value-type="percentage">
            <text:p>45,70%</text:p>
          </table:table-cell>
          <table:table-cell office:value-type="float" office:value="420" calcext:value-type="float">
            <text:p>420</text:p>
          </table:table-cell>
          <table:table-cell office:value-type="float" office:value="0.72" calcext:value-type="float">
            <text:p>0,72</text:p>
          </table:table-cell>
          <table:table-cell office:value-type="float" office:value="836" calcext:value-type="float">
            <text:p>836</text:p>
          </table:table-cell>
          <table:table-cell office:value-type="float" office:value="13.15" calcext:value-type="float">
            <text:p>13,15</text:p>
          </table:table-cell>
          <table:table-cell table:formula="of:=[.S27]/[.R27]*1000" office:value-type="float" office:value="15.7296650717703" calcext:value-type="float">
            <text:p>15,7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v8m</text:p>
          </table:table-cell>
          <table:table-cell office:value-type="float" office:value="46.8" calcext:value-type="float">
            <text:p>46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.49" calcext:value-type="float">
            <text:p>7,4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I28]*[.J28]/60" office:value-type="float" office:value="13.05" calcext:value-type="float">
            <text:p>13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829" calcext:value-type="percentage">
            <text:p>8,29%</text:p>
          </table:table-cell>
          <table:table-cell office:value-type="float" office:value="366" calcext:value-type="float">
            <text:p>366</text:p>
          </table:table-cell>
          <table:table-cell office:value-type="float" office:value="1.13" calcext:value-type="float">
            <text:p>1,13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,57</text:p>
          </table:table-cell>
          <table:table-cell table:formula="of:=[.S28]/[.R28]*1000" office:value-type="float" office:value="38" calcext:value-type="float">
            <text:p>38,0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v9m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13" calcext:value-type="float">
            <text:p>9,1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I29]*[.J29]/60" office:value-type="float" office:value="28.4166666666667" calcext:value-type="float">
            <text:p>28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33" calcext:value-type="percentage">
            <text:p>13,30%</text:p>
          </table:table-cell>
          <table:table-cell office:value-type="percentage" office:value="0.103" calcext:value-type="percentage">
            <text:p>10,30%</text:p>
          </table:table-cell>
          <table:table-cell office:value-type="float" office:value="408" calcext:value-type="float">
            <text:p>408</text:p>
          </table:table-cell>
          <table:table-cell office:value-type="float" office:value="1.21" calcext:value-type="float">
            <text:p>1,21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,58</text:p>
          </table:table-cell>
          <table:table-cell table:formula="of:=[.S29]/[.R29]*1000" office:value-type="float" office:value="38.6666666666667" calcext:value-type="float">
            <text:p>38,7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v10m</text:p>
          </table:table-cell>
          <table:table-cell office:value-type="float" office:value="33.5" calcext:value-type="float">
            <text:p>33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64" calcext:value-type="float">
            <text:p>9,6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[.I30]*[.J30]/60" office:value-type="float" office:value="23.5" calcext:value-type="float">
            <text:p>24</text:p>
          </table:table-cell>
          <table:table-cell office:value-type="percentage" office:value="0.336" calcext:value-type="percentage">
            <text:p>33,6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0939" calcext:value-type="percentage">
            <text:p>9,39%</text:p>
          </table:table-cell>
          <table:table-cell office:value-type="float" office:value="342" calcext:value-type="float">
            <text:p>342</text:p>
          </table:table-cell>
          <table:table-cell office:value-type="float" office:value="1.13" calcext:value-type="float">
            <text:p>1,13</text:p>
          </table:table-cell>
          <table:table-cell office:value-type="float" office:value="15" calcext:value-type="float">
            <text:p>15</text:p>
          </table:table-cell>
          <table:table-cell office:value-type="float" office:value="0.56" calcext:value-type="float">
            <text:p>0,56</text:p>
          </table:table-cell>
          <table:table-cell table:formula="of:=[.S30]/[.R30]*1000" office:value-type="float" office:value="37.3333333333333" calcext:value-type="float">
            <text:p>37,3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11m</text:p>
          </table:table-cell>
          <table:table-cell office:value-type="float" office:value="40.5" calcext:value-type="float">
            <text:p>40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,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I31]*[.J31]/60" office:value-type="float" office:value="5.6" calcext:value-type="float">
            <text:p>6</text:p>
          </table:table-cell>
          <table:table-cell office:value-type="percentage" office:value="0.352" calcext:value-type="percentage">
            <text:p>35,20%</text:p>
          </table:table-cell>
          <table:table-cell office:value-type="percentage" office:value="0.167" calcext:value-type="percentage">
            <text:p>16,70%</text:p>
          </table:table-cell>
          <table:table-cell office:value-type="percentage" office:value="0.0925" calcext:value-type="percentage">
            <text:p>9,25%</text:p>
          </table:table-cell>
          <table:table-cell office:value-type="percentage" office:value="0.0709" calcext:value-type="percentage">
            <text:p>7,09%</text:p>
          </table:table-cell>
          <table:table-cell office:value-type="float" office:value="410" calcext:value-type="float">
            <text:p>410</text:p>
          </table:table-cell>
          <table:table-cell office:value-type="float" office:value="1.17" calcext:value-type="float">
            <text:p>1,17</text:p>
          </table:table-cell>
          <table:table-cell office:value-type="float" office:value="15" calcext:value-type="float">
            <text:p>15</text:p>
          </table:table-cell>
          <table:table-cell office:value-type="float" office:value="0.51" calcext:value-type="float">
            <text:p>0,51</text:p>
          </table:table-cell>
          <table:table-cell table:formula="of:=[.S31]/[.R31]*1000" office:value-type="float" office:value="34" calcext:value-type="float">
            <text:p>34,0</text:p>
          </table:table-cell>
        </table:table-row>
        <table:table-row table:style-name="ro1">
          <table:table-cell office:value-type="string" calcext:value-type="string">
            <text:p>taco-trash-dataset</text:p>
          </table:table-cell>
          <table:table-cell office:value-type="string" calcext:value-type="string">
            <text:p>yolo12m</text:p>
          </table:table-cell>
          <table:table-cell office:value-type="float" office:value="40.8" calcext:value-type="float">
            <text:p>40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I32]*[.J32]/60" office:value-type="float" office:value="7.33333333333333" calcext:value-type="float">
            <text:p>7</text:p>
          </table:table-cell>
          <table:table-cell office:value-type="percentage" office:value="0.373" calcext:value-type="percentage">
            <text:p>37,30%</text:p>
          </table:table-cell>
          <table:table-cell office:value-type="percentage" office:value="0.108" calcext:value-type="percentage">
            <text:p>10,80%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425" calcext:value-type="percentage">
            <text:p>4,25%</text:p>
          </table:table-cell>
          <table:table-cell office:value-type="float" office:value="420" calcext:value-type="float">
            <text:p>420</text:p>
          </table:table-cell>
          <table:table-cell office:value-type="float" office:value="0.84" calcext:value-type="float">
            <text:p>0,84</text:p>
          </table:table-cell>
          <table:table-cell office:value-type="float" office:value="15" calcext:value-type="float">
            <text:p>15</text:p>
          </table:table-cell>
          <table:table-cell office:value-type="float" office:value="0.51" calcext:value-type="float">
            <text:p>0,51</text:p>
          </table:table-cell>
          <table:table-cell table:formula="of:=[.S32]/[.R32]*1000" office:value-type="float" office:value="34" calcext:value-type="float">
            <text:p>34,0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v8m</text:p>
          </table:table-cell>
          <table:table-cell office:value-type="float" office:value="46.8" calcext:value-type="float">
            <text:p>46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.27" calcext:value-type="float">
            <text:p>7,2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I33]*[.J33]/60" office:value-type="float" office:value="5.5" calcext:value-type="float">
            <text:p>6</text:p>
          </table:table-cell>
          <table:table-cell office:value-type="percentage" office:value="0.788" calcext:value-type="percentage">
            <text:p>78,80%</text:p>
          </table:table-cell>
          <table:table-cell office:value-type="percentage" office:value="0.689" calcext:value-type="percentage">
            <text:p>68,90%</text:p>
          </table:table-cell>
          <table:table-cell office:value-type="percentage" office:value="0.761" calcext:value-type="percentage">
            <text:p>76,10%</text:p>
          </table:table-cell>
          <table:table-cell office:value-type="percentage" office:value="0.452" calcext:value-type="percentage">
            <text:p>45,20%</text:p>
          </table:table-cell>
          <table:table-cell office:value-type="float" office:value="366" calcext:value-type="float">
            <text:p>366</text:p>
          </table:table-cell>
          <table:table-cell office:value-type="float" office:value="1.14" calcext:value-type="float">
            <text:p>1,14</text:p>
          </table:table-cell>
          <table:table-cell office:value-type="float" office:value="63" calcext:value-type="float">
            <text:p>63</text:p>
          </table:table-cell>
          <table:table-cell office:value-type="float" office:value="1.25" calcext:value-type="float">
            <text:p>1,25</text:p>
          </table:table-cell>
          <table:table-cell table:formula="of:=[.S33]/[.R33]*1000" office:value-type="float" office:value="19.8412698412698" calcext:value-type="float">
            <text:p>19,8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v9m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,9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I34]*[.J34]/60" office:value-type="float" office:value="8.01666666666667" calcext:value-type="float">
            <text:p>8</text:p>
          </table:table-cell>
          <table:table-cell office:value-type="percentage" office:value="0.77" calcext:value-type="percentage">
            <text:p>77,00%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77" calcext:value-type="percentage">
            <text:p>77,00%</text:p>
          </table:table-cell>
          <table:table-cell office:value-type="percentage" office:value="0.46" calcext:value-type="percentage">
            <text:p>46,00%</text:p>
          </table:table-cell>
          <table:table-cell office:value-type="float" office:value="408" calcext:value-type="float">
            <text:p>408</text:p>
          </table:table-cell>
          <table:table-cell office:value-type="float" office:value="1.21" calcext:value-type="float">
            <text:p>1,21</text:p>
          </table:table-cell>
          <table:table-cell office:value-type="float" office:value="63" calcext:value-type="float">
            <text:p>63</text:p>
          </table:table-cell>
          <table:table-cell office:value-type="float" office:value="1.33" calcext:value-type="float">
            <text:p>1,33</text:p>
          </table:table-cell>
          <table:table-cell table:formula="of:=[.S34]/[.R34]*1000" office:value-type="float" office:value="21.1111111111111" calcext:value-type="float">
            <text:p>21,1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v10m</text:p>
          </table:table-cell>
          <table:table-cell office:value-type="float" office:value="33.5" calcext:value-type="float">
            <text:p>33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19" calcext:value-type="float">
            <text:p>9,19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I35]*[.J35]/60" office:value-type="float" office:value="12.6" calcext:value-type="float">
            <text:p>13</text:p>
          </table:table-cell>
          <table:table-cell office:value-type="percentage" office:value="0.797" calcext:value-type="percentage">
            <text:p>79,70%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751" calcext:value-type="percentage">
            <text:p>75,10%</text:p>
          </table:table-cell>
          <table:table-cell office:value-type="percentage" office:value="0.461" calcext:value-type="percentage">
            <text:p>46,10%</text:p>
          </table:table-cell>
          <table:table-cell office:value-type="float" office:value="340" calcext:value-type="float">
            <text:p>340</text:p>
          </table:table-cell>
          <table:table-cell office:value-type="float" office:value="1.13" calcext:value-type="float">
            <text:p>1,13</text:p>
          </table:table-cell>
          <table:table-cell office:value-type="float" office:value="63" calcext:value-type="float">
            <text:p>63</text:p>
          </table:table-cell>
          <table:table-cell office:value-type="float" office:value="1.29" calcext:value-type="float">
            <text:p>1,29</text:p>
          </table:table-cell>
          <table:table-cell table:formula="of:=[.S35]/[.R35]*1000" office:value-type="float" office:value="20.4761904761905" calcext:value-type="float">
            <text:p>20,5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11m</text:p>
          </table:table-cell>
          <table:table-cell office:value-type="float" office:value="40.5" calcext:value-type="float">
            <text:p>40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69" calcext:value-type="float">
            <text:p>8,6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[.I36]*[.J36]/60" office:value-type="float" office:value="7.51666666666667" calcext:value-type="float">
            <text:p>8</text:p>
          </table:table-cell>
          <table:table-cell office:value-type="percentage" office:value="0.813" calcext:value-type="percentage">
            <text:p>81,30%</text:p>
          </table:table-cell>
          <table:table-cell office:value-type="percentage" office:value="0.683" calcext:value-type="percentage">
            <text:p>68,30%</text:p>
          </table:table-cell>
          <table:table-cell office:value-type="percentage" office:value="0.778" calcext:value-type="percentage">
            <text:p>77,80%</text:p>
          </table:table-cell>
          <table:table-cell office:value-type="percentage" office:value="0.479" calcext:value-type="percentage">
            <text:p>47,90%</text:p>
          </table:table-cell>
          <table:table-cell office:value-type="float" office:value="408" calcext:value-type="float">
            <text:p>408</text:p>
          </table:table-cell>
          <table:table-cell office:value-type="float" office:value="1.06" calcext:value-type="float">
            <text:p>1,06</text:p>
          </table:table-cell>
          <table:table-cell office:value-type="float" office:value="63" calcext:value-type="float">
            <text:p>63</text:p>
          </table:table-cell>
          <table:table-cell office:value-type="float" office:value="1.17" calcext:value-type="float">
            <text:p>1,17</text:p>
          </table:table-cell>
          <table:table-cell table:formula="of:=[.S36]/[.R36]*1000" office:value-type="float" office:value="18.5714285714286" calcext:value-type="float">
            <text:p>18,6</text:p>
          </table:table-cell>
        </table:table-row>
        <table:table-row table:style-name="ro1">
          <table:table-cell office:value-type="string" calcext:value-type="string">
            <text:p>Underwater Object Detection Dataset</text:p>
          </table:table-cell>
          <table:table-cell office:value-type="string" calcext:value-type="string">
            <text:p>yolo12m</text:p>
          </table:table-cell>
          <table:table-cell office:value-type="float" office:value="40.8" calcext:value-type="float">
            <text:p>40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.85" calcext:value-type="float">
            <text:p>5,8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[.I37]*[.J37]/60" office:value-type="float" office:value="18.7" calcext:value-type="float">
            <text:p>19</text:p>
          </table:table-cell>
          <table:table-cell office:value-type="percentage" office:value="0.731" calcext:value-type="percentage">
            <text:p>73,10%</text:p>
          </table:table-cell>
          <table:table-cell office:value-type="percentage" office:value="0.674" calcext:value-type="percentage">
            <text:p>67,40%</text:p>
          </table:table-cell>
          <table:table-cell office:value-type="percentage" office:value="0.718" calcext:value-type="percentage">
            <text:p>71,80%</text:p>
          </table:table-cell>
          <table:table-cell office:value-type="percentage" office:value="0.432" calcext:value-type="percentage">
            <text:p>43,20%</text:p>
          </table:table-cell>
          <table:table-cell office:value-type="float" office:value="420" calcext:value-type="float">
            <text:p>420</text:p>
          </table:table-cell>
          <table:table-cell office:value-type="float" office:value="0.77" calcext:value-type="float">
            <text:p>0,77</text:p>
          </table:table-cell>
          <table:table-cell office:value-type="float" office:value="63" calcext:value-type="float">
            <text:p>63</text:p>
          </table:table-cell>
          <table:table-cell office:value-type="float" office:value="1.11" calcext:value-type="float">
            <text:p>1,11</text:p>
          </table:table-cell>
          <table:table-cell table:formula="of:=[.S37]/[.R37]*1000" office:value-type="float" office:value="17.6190476190476" calcext:value-type="float">
            <text:p>17,6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v8m</text:p>
          </table:table-cell>
          <table:table-cell office:value-type="float" office:value="46.8" calcext:value-type="float">
            <text:p>46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.31" calcext:value-type="float">
            <text:p>7,31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I38]*[.J38]/60" office:value-type="float" office:value="89.9166666666667" calcext:value-type="float">
            <text:p>90</text:p>
          </table:table-cell>
          <table:table-cell office:value-type="percentage" office:value="0.908" calcext:value-type="percentage">
            <text:p>90,80%</text:p>
          </table:table-cell>
          <table:table-cell office:value-type="percentage" office:value="0.721" calcext:value-type="percentage">
            <text:p>72,10%</text:p>
          </table:table-cell>
          <table:table-cell office:value-type="percentage" office:value="0.814" calcext:value-type="percentage">
            <text:p>81,40%</text:p>
          </table:table-cell>
          <table:table-cell office:value-type="percentage" office:value="0.589" calcext:value-type="percentage">
            <text:p>58,90%</text:p>
          </table:table-cell>
          <table:table-cell office:value-type="float" office:value="368" calcext:value-type="float">
            <text:p>368</text:p>
          </table:table-cell>
          <table:table-cell office:value-type="float" office:value="1.11" calcext:value-type="float">
            <text:p>1,11</text:p>
          </table:table-cell>
          <table:table-cell office:value-type="float" office:value="130" calcext:value-type="float">
            <text:p>130</text:p>
          </table:table-cell>
          <table:table-cell office:value-type="float" office:value="2.93" calcext:value-type="float">
            <text:p>2,93</text:p>
          </table:table-cell>
          <table:table-cell table:formula="of:=[.S38]/[.R38]*1000" office:value-type="float" office:value="22.5384615384615" calcext:value-type="float">
            <text:p>22,5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v9m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85" calcext:value-type="float">
            <text:p>8,8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formula="of:=[.I39]*[.J39]/60" office:value-type="float" office:value="70.2" calcext:value-type="float">
            <text:p>70</text:p>
          </table:table-cell>
          <table:table-cell office:value-type="percentage" office:value="0.873" calcext:value-type="percentage">
            <text:p>87,30%</text:p>
          </table:table-cell>
          <table:table-cell office:value-type="percentage" office:value="0.758" calcext:value-type="percentage">
            <text:p>75,80%</text:p>
          </table:table-cell>
          <table:table-cell office:value-type="percentage" office:value="0.817" calcext:value-type="percentage">
            <text:p>81,70%</text:p>
          </table:table-cell>
          <table:table-cell office:value-type="percentage" office:value="0.563" calcext:value-type="percentage">
            <text:p>56,30%</text:p>
          </table:table-cell>
          <table:table-cell office:value-type="float" office:value="408" calcext:value-type="float">
            <text:p>408</text:p>
          </table:table-cell>
          <table:table-cell office:value-type="float" office:value="1.15" calcext:value-type="float">
            <text:p>1,15</text:p>
          </table:table-cell>
          <table:table-cell office:value-type="float" office:value="130" calcext:value-type="float">
            <text:p>130</text:p>
          </table:table-cell>
          <table:table-cell office:value-type="float" office:value="3.12" calcext:value-type="float">
            <text:p>3,12</text:p>
          </table:table-cell>
          <table:table-cell table:formula="of:=[.S39]/[.R39]*1000" office:value-type="float" office:value="24" calcext:value-type="float">
            <text:p>24,0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v10m</text:p>
          </table:table-cell>
          <table:table-cell office:value-type="float" office:value="33.5" calcext:value-type="float">
            <text:p>33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17" calcext:value-type="float">
            <text:p>9,17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[.I40]*[.J40]/60" office:value-type="float" office:value="36.1666666666667" calcext:value-type="float">
            <text:p>36</text:p>
          </table:table-cell>
          <table:table-cell office:value-type="percentage" office:value="0.816" calcext:value-type="percentage">
            <text:p>81,60%</text:p>
          </table:table-cell>
          <table:table-cell office:value-type="percentage" office:value="0.735" calcext:value-type="percentage">
            <text:p>73,50%</text:p>
          </table:table-cell>
          <table:table-cell office:value-type="percentage" office:value="0.78" calcext:value-type="percentage">
            <text:p>78,00%</text:p>
          </table:table-cell>
          <table:table-cell office:value-type="percentage" office:value="0.531" calcext:value-type="percentage">
            <text:p>53,10%</text:p>
          </table:table-cell>
          <table:table-cell office:value-type="float" office:value="340" calcext:value-type="float">
            <text:p>340</text:p>
          </table:table-cell>
          <table:table-cell office:value-type="float" office:value="1.12" calcext:value-type="float">
            <text:p>1,12</text:p>
          </table:table-cell>
          <table:table-cell office:value-type="float" office:value="130" calcext:value-type="float">
            <text:p>130</text:p>
          </table:table-cell>
          <table:table-cell office:value-type="float" office:value="2.89" calcext:value-type="float">
            <text:p>2,89</text:p>
          </table:table-cell>
          <table:table-cell table:formula="of:=[.S40]/[.R40]*1000" office:value-type="float" office:value="22.2307692307692" calcext:value-type="float">
            <text:p>22,2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11m</text:p>
          </table:table-cell>
          <table:table-cell office:value-type="float" office:value="40.5" calcext:value-type="float">
            <text:p>40,5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56" calcext:value-type="float">
            <text:p>8,5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[.I41]*[.J41]/60" office:value-type="float" office:value="35.75" calcext:value-type="float">
            <text:p>36</text:p>
          </table:table-cell>
          <table:table-cell office:value-type="percentage" office:value="0.824" calcext:value-type="percentage">
            <text:p>82,40%</text:p>
          </table:table-cell>
          <table:table-cell office:value-type="percentage" office:value="0.697" calcext:value-type="percentage">
            <text:p>69,70%</text:p>
          </table:table-cell>
          <table:table-cell office:value-type="percentage" office:value="0.79" calcext:value-type="percentage">
            <text:p>79,00%</text:p>
          </table:table-cell>
          <table:table-cell office:value-type="percentage" office:value="0.532" calcext:value-type="percentage">
            <text:p>53,20%</text:p>
          </table:table-cell>
          <table:table-cell office:value-type="float" office:value="410" calcext:value-type="float">
            <text:p>410</text:p>
          </table:table-cell>
          <table:table-cell office:value-type="float" office:value="1.12" calcext:value-type="float">
            <text:p>1,12</text:p>
          </table:table-cell>
          <table:table-cell office:value-type="float" office:value="130" calcext:value-type="float">
            <text:p>130</text:p>
          </table:table-cell>
          <table:table-cell office:value-type="float" office:value="2.94" calcext:value-type="float">
            <text:p>2,94</text:p>
          </table:table-cell>
          <table:table-cell table:formula="of:=[.S41]/[.R41]*1000" office:value-type="float" office:value="22.6153846153846" calcext:value-type="float">
            <text:p>22,6</text:p>
          </table:table-cell>
        </table:table-row>
        <table:table-row table:style-name="ro1">
          <table:table-cell office:value-type="string" calcext:value-type="string">
            <text:p>Wind Turbines</text:p>
          </table:table-cell>
          <table:table-cell office:value-type="string" calcext:value-type="string">
            <text:p>yolo12m</text:p>
          </table:table-cell>
          <table:table-cell office:value-type="float" office:value="40.8" calcext:value-type="float">
            <text:p>40,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.94" calcext:value-type="float">
            <text:p>5,94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table:formula="of:=[.I42]*[.J42]/60" office:value-type="float" office:value="84.9333333333333" calcext:value-type="float">
            <text:p>85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41" calcext:value-type="percentage">
            <text:p>74,10%</text:p>
          </table:table-cell>
          <table:table-cell office:value-type="percentage" office:value="0.818" calcext:value-type="percentage">
            <text:p>81,80%</text:p>
          </table:table-cell>
          <table:table-cell office:value-type="percentage" office:value="0.568" calcext:value-type="percentage">
            <text:p>56,80%</text:p>
          </table:table-cell>
          <table:table-cell office:value-type="float" office:value="420" calcext:value-type="float">
            <text:p>420</text:p>
          </table:table-cell>
          <table:table-cell office:value-type="float" office:value="0.77" calcext:value-type="float">
            <text:p>0,77</text:p>
          </table:table-cell>
          <table:table-cell office:value-type="float" office:value="130" calcext:value-type="float">
            <text:p>130</text:p>
          </table:table-cell>
          <table:table-cell office:value-type="float" office:value="2.24" calcext:value-type="float">
            <text:p>2,24</text:p>
          </table:table-cell>
          <table:table-cell table:formula="of:=[.S42]/[.R42]*1000" office:value-type="float" office:value="17.2307692307692" calcext:value-type="float">
            <text:p>17,2</text:p>
          </table:table-cell>
        </table:table-row>
        <table:table-row table:style-name="ro1" table:number-rows-repeated="2">
          <table:table-cell table:number-columns-repeated="10"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09:26:09.310982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3:11:18.907612513</meta:creation-date>
    <dc:date>2025-03-07T09:26:18.299230984</dc:date>
    <meta:editing-duration>PT15H20M3S</meta:editing-duration>
    <meta:editing-cycles>26</meta:editing-cycles>
    <meta:generator>LibreOffice/24.8.5.2$Linux_X86_64 LibreOffice_project/fddf2685c70b461e7832239a0162a77216259f22</meta:generator>
    <meta:document-statistic meta:table-count="1" meta:cell-count="824" meta:object-count="0"/>
  </office:meta>
</office:document-meta>
</file>